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text-properties fo:font-weight="normal" officeooo:paragraph-rsid="001bd513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bd513" style:font-weight-asian="normal" style:font-weight-complex="normal"/>
    </style:style>
    <style:style style:name="P3" style:family="paragraph">
      <style:paragraph-properties fo:text-align="start"/>
      <style:text-properties style:font-name="Times New Roman1" fo:font-size="12pt"/>
    </style: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O-Z" form:control-implementation="ooo:com.sun.star.form.component.RadioButton" xml:id="control1" form:id="control1" form:label="lable1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0" draw:name="Shape1" draw:style-name="gr1" draw:text-style-name="P3" svg:width="3.7323in" svg:height="0.1878in" svg:x="2.6646in" svg:y="0.0047in" draw:control="control1"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2T16:47:00.781806334</meta:creation-date>
    <dc:date>2021-03-12T16:52:15.606963328</dc:date>
    <meta:editing-duration>PT42S</meta:editing-duration>
    <meta:editing-cycles>2</meta:editing-cycles>
    <meta:generator>LibreOfficeDev/7.2.0.0.alpha0$Linux_X86_64 LibreOffice_project/a0d63ee5df921e5f1ac915ada783fdef0dbbb05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